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0AEAF144796FCC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8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fa9fc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6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7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8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2"/>
    </style:style>
    <style:style style:name="T3" style:family="text">
      <style:text-properties fo:color="#4c4c4c" style:font-name="Times New Roman2" officeooo:rsid="002be605"/>
    </style:style>
    <style:style style:name="T4" style:family="text">
      <style:text-properties fo:color="#4c4c4c" officeooo:rsid="0023de15"/>
    </style:style>
    <style:style style:name="T5" style:family="text">
      <style:text-properties fo:color="#4c4c4c" officeooo:rsid="001b802b"/>
    </style:style>
    <style:style style:name="T6" style:family="text">
      <style:text-properties fo:color="#4c4c4c" officeooo:rsid="0045b0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377e" style:font-weight-asian="bold" style:font-weight-complex="bold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bold" officeooo:rsid="002122b2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377e" style:font-weight-asian="normal" style:font-weight-complex="normal"/>
    </style:style>
    <style:style style:name="T13" style:family="text">
      <style:text-properties fo:font-weight="normal" officeooo:rsid="0010c07c" style:font-weight-asian="normal" style:font-weight-complex="normal"/>
    </style:style>
    <style:style style:name="T14" style:family="text">
      <style:text-properties fo:font-weight="normal" officeooo:rsid="00167aa8" style:font-weight-asian="normal" style:font-weight-complex="normal"/>
    </style:style>
    <style:style style:name="T15" style:family="text">
      <style:text-properties officeooo:rsid="00167aa8"/>
    </style:style>
    <style:style style:name="T16" style:family="text">
      <style:text-properties officeooo:rsid="002122b2"/>
    </style:style>
    <style:style style:name="T17" style:family="text">
      <style:text-properties officeooo:rsid="00205435"/>
    </style:style>
    <style:style style:name="T18" style:family="text">
      <style:text-properties officeooo:rsid="000773a3"/>
    </style:style>
    <style:style style:name="T19" style:family="text">
      <style:text-properties officeooo:rsid="002a2fad"/>
    </style:style>
    <style:style style:name="T20" style:family="text">
      <style:text-properties officeooo:rsid="000f9681"/>
    </style:style>
    <style:style style:name="T21" style:family="text">
      <style:text-properties officeooo:rsid="0010c07c"/>
    </style:style>
    <style:style style:name="T2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1135ca"/>
    </style:style>
    <style:style style:name="T26" style:family="text">
      <style:text-properties officeooo:rsid="001c643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773a3" style:font-style-asian="normal" style:font-style-complex="normal"/>
    </style:style>
    <style:style style:name="T29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33" style:family="text">
      <style:text-properties officeooo:rsid="000dd52f"/>
    </style:style>
    <style:style style:name="T34" style:family="text">
      <style:text-properties officeooo:rsid="000e67c4"/>
    </style:style>
    <style:style style:name="T35" style:family="text">
      <style:text-properties officeooo:rsid="00115952"/>
    </style:style>
    <style:style style:name="T36" style:family="text">
      <style:text-properties officeooo:rsid="0017e2f7"/>
    </style:style>
    <style:style style:name="T37" style:family="text">
      <style:text-properties officeooo:rsid="001ccb36"/>
    </style:style>
    <style:style style:name="T38" style:family="text">
      <style:text-properties officeooo:rsid="001d9ce8"/>
    </style:style>
    <style:style style:name="T39" style:family="text">
      <style:text-properties style:font-name="Times New Roman1" fo:font-size="12pt" fo:font-weight="normal" style:font-weight-asian="normal" style:font-weight-complex="normal"/>
    </style:style>
    <style:style style:name="T40" style:family="text">
      <style:text-properties officeooo:rsid="00290314"/>
    </style:style>
    <style:style style:name="T41" style:family="text">
      <style:text-properties officeooo:rsid="000e8e9d"/>
    </style:style>
    <style:style style:name="T42" style:family="text">
      <style:text-properties officeooo:rsid="00304761"/>
    </style:style>
    <style:style style:name="T43" style:family="text">
      <style:text-properties officeooo:rsid="0012912f"/>
    </style:style>
    <style:style style:name="T44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2981953704160" text:id="ct298195370416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981953692880" text:id="ct2981953692880">
          <text:deletion>
            <office:change-info>
              <dc:creator>Unbekannter Autor</dc:creator>
              <dc:date>2015-08-13T12:23:00</dc:date>
            </office:change-info>
            <text:p text:style-name="P1"><text:span text:style-name="T8"><text:s/>under</text:span><text:span text:style-name="T12"> </text:span></text:p>
          </text:deletion>
        </text:changed-region>
        <text:changed-region xml:id="ct2981953701760" text:id="ct298195370176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981953690720" text:id="ct298195369072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981953694560" text:id="ct29819536945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704400" text:id="ct298195370440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2981953696000" text:id="ct29819536960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5040" text:id="ct2981953695040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2981953693120" text:id="ct29819536931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7440" text:id="ct298195369744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981953702000" text:id="ct29819537020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1440" text:id="ct298195369144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981953693360" text:id="ct29819536933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701280" text:id="ct298195370128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981953691680" text:id="ct29819536916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7680" text:id="ct298195369768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981953702720" text:id="ct298195370272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7920" text:id="ct298195369792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2981953698160" text:id="ct29819536981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8400" text:id="ct2981953698400">
          <text:deletion>
            <office:change-info>
              <dc:creator>Unbekannter Autor</dc:creator>
              <dc:date>2015-08-13T12:24:00</dc:date>
            </office:change-info>
            <text:p text:style-name="P2"><text:span text:style-name="T15">D</text:span></text:p>
          </text:deletion>
        </text:changed-region>
        <text:changed-region xml:id="ct2981953698880" text:id="ct29819536988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702480" text:id="ct2981953702480">
          <text:deletion>
            <office:change-info>
              <dc:creator>Unbekannter Autor</dc:creator>
              <dc:date>2015-08-13T12:24:00</dc:date>
            </office:change-info>
            <text:p text:style-name="P2"><text:span text:style-name="T15">A</text:span></text:p>
          </text:deletion>
        </text:changed-region>
        <text:changed-region xml:id="ct2981953693600" text:id="ct298195369360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981953698640" text:id="ct298195369864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981953693840" text:id="ct2981953693840">
          <text:deletion>
            <office:change-info>
              <dc:creator>Unbekannter Autor</dc:creator>
              <dc:date>2015-08-13T12:25:00</dc:date>
            </office:change-info>
            <text:p text:style-name="P2"><text:span text:style-name="T16">es</text:span></text:p>
          </text:deletion>
        </text:changed-region>
        <text:changed-region xml:id="ct2981953694080" text:id="ct29819536940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981953694800" text:id="ct2981953694800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2981953690960" text:id="ct298195369096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981953699600" text:id="ct2981953699600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2981953695520" text:id="ct298195369552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981953695760" text:id="ct2981953695760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2981953699840" text:id="ct298195369984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981953706320" text:id="ct2981953706320">
          <text:deletion>
            <office:change-info>
              <dc:creator>Unbekannter Autor</dc:creator>
              <dc:date>2015-08-13T11:45:00</dc:date>
            </office:change-info>
            <text:p text:style-name="P5">4</text:p>
          </text:deletion>
        </text:changed-region>
        <text:changed-region xml:id="ct2981953705600" text:id="ct2981953705600">
          <text:deletion>
            <office:change-info>
              <dc:creator>Wiebke Oeltjen</dc:creator>
              <dc:date>2016-07-19T12:48:00</dc:date>
            </office:change-info>
            <text:p text:style-name="P5"><text:span text:style-name="T17">5</text:span></text:p>
          </text:deletion>
        </text:changed-region>
        <text:changed-region xml:id="ct2981953700320" text:id="ct2981953700320">
          <text:deletion>
            <office:change-info>
              <dc:creator>Wiebke Oeltjen</dc:creator>
              <dc:date>2019-11-11T12:15:52</dc:date>
            </office:change-info>
            <text:p text:style-name="P5">.0</text:p>
          </text:deletion>
        </text:changed-region>
        <text:changed-region xml:id="ct2981953700080" text:id="ct2981953700080">
          <text:deletion>
            <office:change-info>
              <dc:creator>Unbekannter Autor</dc:creator>
              <dc:date>2015-08-13T11:45:00</dc:date>
            </office:change-info>
            <text:p text:style-name="P5">6</text:p>
          </text:deletion>
        </text:changed-region>
        <text:changed-region xml:id="ct2981953703200" text:id="ct2981953703200">
          <text:deletion>
            <office:change-info>
              <dc:creator>Wiebke Oeltjen</dc:creator>
              <dc:date>2016-07-19T12:48:00</dc:date>
            </office:change-info>
            <text:p text:style-name="P5"><text:span text:style-name="T17">5</text:span></text:p>
          </text:deletion>
        </text:changed-region>
        <text:changed-region xml:id="ct2981953704640" text:id="ct2981953704640">
          <text:deletion>
            <office:change-info>
              <dc:creator>Wiebke Oeltjen</dc:creator>
              <dc:date>2017-07-13T17:19:00</dc:date>
            </office:change-info>
            <text:p text:style-name="P5"><text:s/></text:p>
          </text:deletion>
        </text:changed-region>
        <text:changed-region xml:id="ct2981953705360" text:id="ct2981953705360">
          <text:insertion>
            <office:change-info>
              <dc:creator>Wiebke Oeltjen</dc:creator>
              <dc:date>2019-11-11T12:15:52</dc:date>
            </office:change-info>
          </text:insertion>
        </text:changed-region>
        <text:changed-region xml:id="ct2981953706560" text:id="ct2981953706560">
          <text:insertion>
            <office:change-info>
              <dc:creator>Wiebke Oeltjen</dc:creator>
              <dc:date>2017-07-13T17:19:00</dc:date>
            </office:change-info>
          </text:insertion>
        </text:changed-region>
        <text:changed-region xml:id="ct2981953680400" text:id="ct2981953680400">
          <text:deletion>
            <office:change-info>
              <dc:creator>Wiebke Oeltjen</dc:creator>
              <dc:date>2019-01-24T12:01:00</dc:date>
            </office:change-info>
            <text:p text:style-name="P3"><text:span text:style-name="T18">201</text:span></text:p>
          </text:deletion>
        </text:changed-region>
        <text:changed-region xml:id="ct2981953683040" text:id="ct2981953683040">
          <text:deletion>
            <office:change-info>
              <dc:creator>Unbekannter Autor</dc:creator>
              <dc:date>2016-02-25T17:23:00</dc:date>
            </office:change-info>
            <text:p text:style-name="P3"><text:span text:style-name="T18">5</text:span></text:p>
          </text:deletion>
        </text:changed-region>
        <text:changed-region xml:id="ct2981953676800" text:id="ct2981953676800">
          <text:deletion>
            <office:change-info>
              <dc:creator>Wiebke Oeltjen</dc:creator>
              <dc:date>2017-05-30T17:05:00</dc:date>
            </office:change-info>
            <text:p text:style-name="P3"><text:span text:style-name="T18">6</text:span></text:p>
          </text:deletion>
        </text:changed-region>
        <text:changed-region xml:id="ct2981953675120" text:id="ct2981953675120">
          <text:deletion>
            <office:change-info>
              <dc:creator>Wiebke Oeltjen</dc:creator>
              <dc:date>2019-01-24T12:01:00</dc:date>
            </office:change-info>
            <text:p text:style-name="P3"><text:span text:style-name="T18">.</text:span></text:p>
          </text:deletion>
        </text:changed-region>
        <text:changed-region xml:id="ct2981953705120" text:id="ct2981953705120">
          <text:deletion>
            <office:change-info>
              <dc:creator>Unbekannter Autor</dc:creator>
              <dc:date>2016-01-21T17:29:00</dc:date>
            </office:change-info>
            <text:p text:style-name="P3"><text:span text:style-name="T18">0</text:span></text:p>
          </text:deletion>
        </text:changed-region>
        <text:changed-region xml:id="ct2981953706080" text:id="ct2981953706080">
          <text:deletion>
            <office:change-info>
              <dc:creator>Unbekannter Autor</dc:creator>
              <dc:date>2015-08-13T11:45:00</dc:date>
            </office:change-info>
            <text:p text:style-name="P3"><text:span text:style-name="T18">2</text:span></text:p>
          </text:deletion>
        </text:changed-region>
        <text:changed-region xml:id="ct2981953705840" text:id="ct2981953705840">
          <text:deletion>
            <office:change-info>
              <dc:creator>Wiebke Oeltjen</dc:creator>
              <dc:date>2017-02-02T15:45:00</dc:date>
            </office:change-info>
            <text:p text:style-name="P3"><text:span text:style-name="T18">0</text:span></text:p>
          </text:deletion>
        </text:changed-region>
        <text:changed-region xml:id="ct2981953704880" text:id="ct2981953704880">
          <text:deletion>
            <office:change-info>
              <dc:creator>Wiebke Oeltjen</dc:creator>
              <dc:date>2016-07-19T12:49:00</dc:date>
            </office:change-info>
            <text:p text:style-name="P3"><text:span text:style-name="T18">2</text:span></text:p>
          </text:deletion>
        </text:changed-region>
        <text:changed-region xml:id="ct2981953677040" text:id="ct2981953677040">
          <text:insertion>
            <office:change-info>
              <dc:creator>Wiebke Oeltjen</dc:creator>
              <dc:date>2019-01-24T12:01:00</dc:date>
            </office:change-info>
          </text:insertion>
        </text:changed-region>
        <text:changed-region xml:id="ct2981953678960" text:id="ct2981953678960">
          <text:insertion>
            <office:change-info>
              <dc:creator>Wiebke Oeltjen</dc:creator>
              <dc:date>2019-09-02T11:38:37</dc:date>
            </office:change-info>
          </text:insertion>
        </text:changed-region>
        <text:changed-region xml:id="ct2981953681120" text:id="ct2981953681120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2981953679200" text:id="ct2981953679200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2981953685440" text:id="ct2981953685440">
          <text:deletion>
            <office:change-info>
              <dc:creator>Unbekannter Autor</dc:creator>
              <dc:date>2015-08-13T12:26:00</dc:date>
            </office:change-info>
            <text:p text:style-name="P6">A</text:p>
          </text:deletion>
        </text:changed-region>
        <text:changed-region xml:id="ct2981953684240" text:id="ct2981953684240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2981953686880" text:id="ct2981953686880">
          <text:deletion>
            <office:change-info>
              <dc:creator>Unbekannter Autor</dc:creator>
              <dc:date>2015-08-13T12:26:00</dc:date>
            </office:change-info>
            <text:p text:style-name="P6">S</text:p>
          </text:deletion>
        </text:changed-region>
        <text:changed-region xml:id="ct2981953681840" text:id="ct2981953681840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2981953676080" text:id="ct2981953676080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2981953679440" text:id="ct2981953679440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2981953686640" text:id="ct2981953686640">
          <text:deletion>
            <office:change-info>
              <dc:creator>Unbekannter Autor</dc:creator>
              <dc:date>2015-08-13T12:27:00</dc:date>
            </office:change-info>
            <text:p text:style-name="P6"><text:s/>(is <text:s/>included)</text:p>
          </text:deletion>
        </text:changed-region>
        <text:changed-region xml:id="ct2981953687120" text:id="ct2981953687120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2981953687360" text:id="ct2981953687360">
          <text:deletion>
            <office:change-info>
              <dc:creator>Wiebke Oeltjen</dc:creator>
              <dc:date>2016-07-19T12:49:00</dc:date>
            </office:change-info>
            <text:p text:style-name="P6"><text:span text:style-name="T18">7</text:span></text:p>
          </text:deletion>
        </text:changed-region>
        <text:changed-region xml:id="ct2981953684000" text:id="ct2981953684000">
          <text:deletion>
            <office:change-info>
              <dc:creator>Unbekannter Autor</dc:creator>
              <dc:date>2020-04-16T15:35:34</dc:date>
            </office:change-info>
            <text:p text:style-name="P6"><text:span text:style-name="T18">8</text:span></text:p>
          </text:deletion>
          <text:insertion>
            <office:change-info office:chg-author="Wiebke Oeltjen" office:chg-date-time="2016-07-19T12:49:00"/>
          </text:insertion>
        </text:changed-region>
        <text:changed-region xml:id="ct2981960980096" text:id="ct2981960980096">
          <text:insertion>
            <office:change-info>
              <dc:creator>Unbekannter Autor</dc:creator>
              <dc:date>2020-04-16T15:35:34</dc:date>
            </office:change-info>
          </text:insertion>
        </text:changed-region>
        <text:changed-region xml:id="ct2981953675600" text:id="ct2981953675600">
          <text:deletion>
            <office:change-info>
              <dc:creator>Wiebke Oeltjen</dc:creator>
              <dc:date>2016-07-19T13:21:00</dc:date>
            </office:change-info>
            <text:p text:style-name="P6">,</text:p>
          </text:deletion>
        </text:changed-region>
        <text:changed-region xml:id="ct2981953679680" text:id="ct298195367968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2981953682320" text:id="ct2981953682320">
          <text:deletion>
            <office:change-info>
              <dc:creator>Wiebke Oeltjen</dc:creator>
              <dc:date>2016-07-19T13:22:00</dc:date>
            </office:change-info>
            <text:p text:style-name="P6"><text:s/></text:p>
          </text:deletion>
        </text:changed-region>
        <text:changed-region xml:id="ct2981953679920" text:id="ct2981953679920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2981953680160" text:id="ct2981953680160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2981953680640" text:id="ct2981953680640">
          <text:deletion>
            <office:change-info>
              <dc:creator>Wiebke Oeltjen</dc:creator>
              <dc:date>2017-05-12T13:49:00</dc:date>
            </office:change-info>
            <text:p text:style-name="P6"><text:span text:style-name="T19">Apache Ant, </text:span></text:p>
          </text:deletion>
        </text:changed-region>
        <text:changed-region xml:id="ct2981953686160" text:id="ct298195368616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981953680880" text:id="ct2981953680880">
          <text:deletion>
            <office:change-info>
              <dc:creator>Wiebke Oeltjen</dc:creator>
              <dc:date>2017-05-12T13:49:00</dc:date>
            </office:change-info>
            <text:p text:style-name="P6"><text:span text:style-name="T19">, SVN client </text:span></text:p>
          </text:deletion>
        </text:changed-region>
        <text:changed-region xml:id="ct2981953687840" text:id="ct298195368784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981953681360" text:id="ct2981953681360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2981953681600" text:id="ct2981953681600">
          <text:deletion>
            <office:change-info>
              <dc:creator>Wiebke Oeltjen</dc:creator>
              <dc:date>2019-11-11T12:18:50</dc:date>
            </office:change-info>
            <text:p text:style-name="P13"><text:span text:style-name="T20">http://mycore.org/download/</text:span></text:p>
          </text:deletion>
        </text:changed-region>
        <text:changed-region xml:id="ct2981953682080" text:id="ct2981953682080">
          <text:insertion>
            <office:change-info>
              <dc:creator>Wiebke Oeltjen</dc:creator>
              <dc:date>2019-11-11T12:18:50</dc:date>
            </office:change-info>
          </text:insertion>
        </text:changed-region>
        <text:changed-region xml:id="ct2981953688560" text:id="ct2981953688560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2981953678240" text:id="ct298195367824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981953682560" text:id="ct2981953682560">
          <text:deletion>
            <office:change-info>
              <dc:creator>Wiebke Oeltjen</dc:creator>
              <dc:date>2019-11-11T12:19:23</dc:date>
            </office:change-info>
            <text:p text:style-name="P13"><text:span text:style-name="T20">http://mycore.de/documentation/getting_started/mir.html</text:span></text:p>
          </text:deletion>
        </text:changed-region>
        <text:changed-region xml:id="ct2981953682800" text:id="ct2981953682800">
          <text:deletion>
            <office:change-info>
              <dc:creator>Wiebke Oeltjen</dc:creator>
              <dc:date>2017-05-11T17:54:00</dc:date>
            </office:change-info>
            <text:p text:style-name="P13"/>
            <text:p text:style-name="P13"><text:span text:style-name="T21">Example</text:span> application:<text:tab/><text:span text:style-name="T9">MIR</text:span><text:span text:style-name="T13">, </text:span><text:span text:style-name="T14">that is the </text:span><text:span text:style-name="T22">M</text:span><text:span text:style-name="T23">ODS</text:span><text:span text:style-name="T22"> Institutional Repository, </text:span>http://mycore.<text:span text:style-name="T15">org</text:span>/<text:span text:style-name="T25">mir</text:span> </text:p>
          </text:deletion>
        </text:changed-region>
        <text:changed-region xml:id="ct2981953683280" text:id="ct2981953683280">
          <text:insertion>
            <office:change-info>
              <dc:creator>Wiebke Oeltjen</dc:creator>
              <dc:date>2019-11-11T12:19:23</dc:date>
            </office:change-info>
          </text:insertion>
        </text:changed-region>
        <text:changed-region xml:id="ct2981953688320" text:id="ct2981953688320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2981953684720" text:id="ct2981953684720">
          <text:deletion>
            <office:change-info>
              <dc:creator>Wiebke Oeltjen</dc:creator>
              <dc:date>2017-02-02T16:38:00</dc:date>
            </office:change-info>
            <text:p text:style-name="P8"><text:span text:style-name="T26">handle</text:span></text:p>
          </text:deletion>
        </text:changed-region>
        <text:changed-region xml:id="ct2981953684480" text:id="ct2981953684480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2981953675840" text:id="ct2981953675840">
          <text:deletion>
            <office:change-info>
              <dc:creator>Wiebke Oeltjen</dc:creator>
              <dc:date>2017-05-12T13:51:00</dc:date>
            </office:change-info>
            <text:p text:style-name="P8"><text:span text:style-name="T24"><text:s/></text:span></text:p>
          </text:deletion>
        </text:changed-region>
        <text:changed-region xml:id="ct2981953683520" text:id="ct2981953683520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2981953685680" text:id="ct298195368568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981953683760" text:id="ct2981953683760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2981953684960" text:id="ct2981953684960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2981953675360" text:id="ct298195367536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982157113696" text:id="ct2982157113696">
          <text:insertion>
            <office:change-info>
              <dc:creator>Unbekannter Autor</dc:creator>
              <dc:date>2020-04-16T15:30:15</dc:date>
            </office:change-info>
          </text:insertion>
        </text:changed-region>
        <text:changed-region xml:id="ct2982157107936" text:id="ct2982157107936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2981953678720" text:id="ct2981953678720">
          <text:insertion>
            <office:change-info>
              <dc:creator>Wiebke Oeltjen</dc:creator>
              <dc:date>2017-05-12T14:08:00</dc:date>
            </office:change-info>
          </text:insertion>
        </text:changed-region>
        <text:changed-region xml:id="ct2981915402992" text:id="ct2981915402992">
          <text:deletion>
            <office:change-info>
              <dc:creator>Unbekannter Autor</dc:creator>
              <dc:date>2020-04-16T15:32:52</dc:date>
            </office:change-info>
            <text:p text:style-name="P7"><text:span text:style-name="T43">http://www.mycore.de/applications/list.html</text:span></text:p>
          </text:deletion>
          <text:insertion>
            <office:change-info office:chg-author="Wiebke Oeltjen" office:chg-date-time="2017-05-12T14:08:00"/>
          </text:insertion>
        </text:changed-region>
        <text:changed-region xml:id="ct2981915410912" text:id="ct2981915410912">
          <text:insertion>
            <office:change-info>
              <dc:creator>Unbekannter Autor</dc:creator>
              <dc:date>2020-04-16T15:32:5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draw:frame draw:style-name="fr1" draw:name="Grafik1" text:anchor-type="paragraph" svg:x="12.467cm" svg:y="-0.339cm" svg:width="4.5cm" svg:height="1.06cm" draw:z-index="0"><draw:image xlink:href="Pictures/10000000000000AA000000280AEAF144796FCC26.png" xlink:type="simple" xlink:show="embed" xlink:actuate="onLoad" loext:mime-type="image/png"/></draw:frame>MyCoRe data sheet </text:h>
      <text:p text:style-name="P2">MyCoRe:<text:tab/><text:span text:style-name="T7">My</text:span> <text:span text:style-name="T7">Co</text:span>ntent <text:span text:style-name="T7">Re</text:span>pository ['maɪkɔːr]</text:p>
      <text:p text:style-name="P1">License:<text:tab/><text:span text:style-name="T7">Open Source Software</text:span><text:change-start text:change-id="ct2981953704160"/><text:span text:style-name="T11">, </text:span><text:span text:style-name="T39">licensed</text:span><text:span text:style-name="T11"> under </text:span><text:span text:style-name="T12">the </text:span><text:change-end text:change-id="ct2981953704160"/><text:change text:change-id="ct2981953692880"/><text:span text:style-name="T24">GNU General Public License</text:span> (GPL) </text:p>
      <text:p text:style-name="P2">Developers:<text:tab/><text:change-start text:change-id="ct2981953701760"/><text:span text:style-name="T10">The </text:span><text:change-end text:change-id="ct2981953701760"/><text:span text:style-name="T7">MyCoRe Community</text:span></text:p>
      <text:p text:style-name="P2">Website: <text:tab/><text:span text:style-name="T7">http://www.mycore.org</text:span></text:p>
      <text:p text:style-name="P2">Type:<text:tab/>Web application for <text:change text:change-id="ct2981953690720"/><text:change-start text:change-id="ct2981953694560"/><text:span text:style-name="T16">d</text:span><text:change-end text:change-id="ct2981953694560"/>igital <text:change text:change-id="ct2981953704400"/><text:change-start text:change-id="ct2981953696000"/><text:span text:style-name="T16">l</text:span><text:change-end text:change-id="ct2981953696000"/>ibraries, <text:change text:change-id="ct2981953695040"/><text:change-start text:change-id="ct2981953693120"/><text:span text:style-name="T16">c</text:span><text:change-end text:change-id="ct2981953693120"/>ontent <text:change text:change-id="ct2981953697440"/><text:change-start text:change-id="ct2981953702000"/><text:span text:style-name="T16">m</text:span><text:change-end text:change-id="ct2981953702000"/>anagement, <text:line-break/><text:tab/><text:change text:change-id="ct2981953691440"/><text:change-start text:change-id="ct2981953693360"/><text:span text:style-name="T16">d</text:span><text:change-end text:change-id="ct2981953693360"/>ocument <text:change text:change-id="ct2981953701280"/><text:change-start text:change-id="ct2981953691680"/><text:span text:style-name="T16">m</text:span><text:change-end text:change-id="ct2981953691680"/>anagement, <text:change text:change-id="ct2981953697680"/><text:change-start text:change-id="ct2981953702720"/><text:span text:style-name="T16">d</text:span><text:change-end text:change-id="ct2981953702720"/>ocument server, <text:change text:change-id="ct2981953697920"/><text:change-start text:change-id="ct2981953698160"/><text:span text:style-name="T16">p</text:span><text:change-end text:change-id="ct2981953698160"/>ublication server, <text:line-break/><text:tab/><text:change text:change-id="ct2981953698400"/><text:change-start text:change-id="ct2981953698880"/><text:span text:style-name="T15">d</text:span><text:change-end text:change-id="ct2981953698880"/><text:span text:style-name="T15">igital </text:span><text:change text:change-id="ct2981953702480"/><text:change-start text:change-id="ct2981953693600"/><text:span text:style-name="T15">a</text:span><text:change-end text:change-id="ct2981953693600"/>rchiv<text:change-start text:change-id="ct2981953698640"/><text:span text:style-name="T16">ing</text:span><text:change-end text:change-id="ct2981953698640"/><text:change text:change-id="ct2981953693840"/><text:change-start text:change-id="ct2981953694080"/><text:span text:style-name="T16"> solution</text:span><text:change-end text:change-id="ct2981953694080"/>, <text:change text:change-id="ct2981953694800"/><text:change-start text:change-id="ct2981953690960"/><text:span text:style-name="T16">i</text:span><text:change-end text:change-id="ct2981953690960"/>nstitutional <text:change text:change-id="ct2981953699600"/><text:change-start text:change-id="ct2981953695520"/><text:span text:style-name="T16">r</text:span><text:change-end text:change-id="ct2981953695520"/>epositories</text:p>
      <text:p text:style-name="P2">Language:<text:tab/>Language of MyCoRe application is <text:change text:change-id="ct2981953695760"/><text:change-start text:change-id="ct2981953699840"/><text:span text:style-name="T16">configurable</text:span><text:change-end text:change-id="ct2981953699840"/>, documentation is German</text:p>
      <text:p text:style-name="P5">LTS Release:<text:tab/>201<text:change text:change-id="ct2981953706320"/><text:change text:change-id="ct2981953705600"/><text:change text:change-id="ct2981953700320"/><text:change text:change-id="ct2981953700080"/><text:change text:change-id="ct2981953703200"/><text:change text:change-id="ct2981953704640"/><text:change-start text:change-id="ct2981953705360"/><text:span text:style-name="T17">9.06</text:span><text:change-end text:change-id="ct2981953705360"/><text:change-start text:change-id="ct2981953706560"/><text:span text:style-name="T17"> </text:span><text:change-end text:change-id="ct2981953706560"/>(<text:span text:style-name="T24">long term release</text:span>)</text:p>
      <text:p text:style-name="P3">Version:<text:tab/><text:change text:change-id="ct2981953680400"/><text:change text:change-id="ct2981953683040"/><text:change text:change-id="ct2981953676800"/><text:change text:change-id="ct2981953675120"/><text:change text:change-id="ct2981953705120"/><text:change text:change-id="ct2981953706080"/><text:change text:change-id="ct2981953705840"/><text:change text:change-id="ct2981953704880"/><text:change-start text:change-id="ct2981953677040"/><text:span text:style-name="T18">2019.</text:span><text:change-end text:change-id="ct2981953677040"/><text:change-start text:change-id="ct2981953678960"/><text:span text:style-name="T18">06</text:span><text:change-end text:change-id="ct2981953678960"/></text:p>
      <text:p text:style-name="P4">Operating system:<text:tab/><text:change text:change-id="ct2981953681120"/><text:change-start text:change-id="ct2981953679200"/>Linux, Mac OS X, Unix, Windows<text:change-end text:change-id="ct2981953679200"/></text:p>
      <text:p text:style-name="P6">System requirements:<text:tab/>Web <text:change text:change-id="ct2981953685440"/><text:change-start text:change-id="ct2981953684240"/><text:span text:style-name="T16">a</text:span><text:change-end text:change-id="ct2981953684240"/>pplication <text:change text:change-id="ct2981953686880"/><text:change-start text:change-id="ct2981953681840"/><text:span text:style-name="T16">s</text:span><text:change-end text:change-id="ct2981953681840"/>erver: <text:change-start text:change-id="ct2981953676080"/><text:line-break/><text:change-end text:change-id="ct2981953676080"/>Apache Tomcat, Jetty or <text:span text:style-name="T21">comparable web server</text:span><text:change-start text:change-id="ct2981953679440"/><text:span text:style-name="T21">, </text:span>Version 3.1<text:change-end text:change-id="ct2981953679440"/><text:line-break/>Database: <text:span text:style-name="T21">PostgreSQL, </text:span>MySQL, Oracle, IBM DB2, HSQLDB<text:change text:change-id="ct2981953686640"/> or other relational database management system<text:change-start text:change-id="ct2981953687120"/>, <text:span text:style-name="T40">that works with hibernate</text:span><text:change-end text:change-id="ct2981953687120"/><text:line-break/>Java <text:change text:change-id="ct2981953687360"/><text:change text:change-id="ct2981953684000"/><text:change-start text:change-id="ct2981960980096"/><text:span text:style-name="T18">11</text:span><text:change-end text:change-id="ct2981960980096"/> SDK<text:change text:change-id="ct2981953675600"/><text:change-start text:change-id="ct2981953679680"/> <text:change-end text:change-id="ct2981953679680"/><text:change text:change-id="ct2981953682320"/><text:change-start text:change-id="ct2981953679920"/><text:span text:style-name="T19">and for development</text:span><text:change-end text:change-id="ct2981953679920"/><text:change-start text:change-id="ct2981953680160"/><text:span text:style-name="T19">: </text:span><text:change-end text:change-id="ct2981953680160"/><text:change text:change-id="ct2981953680640"/><text:span text:style-name="T19">Maven</text:span><text:change-start text:change-id="ct2981953686160"/><text:span text:style-name="T19"> </text:span><text:change-end text:change-id="ct2981953686160"/><text:change text:change-id="ct2981953680880"/><text:change-start text:change-id="ct2981953687840"/><text:span text:style-name="T19">and Git</text:span><text:change-end text:change-id="ct2981953687840"/><text:change-start text:change-id="ct2981953681360"/><text:line-break/><text:span text:style-name="T41">Solr-Server</text:span><text:change-end text:change-id="ct2981953681360"/></text:p>
      <text:p text:style-name="P13">Download:<text:tab/><text:change text:change-id="ct2981953681600"/><text:change-start text:change-id="ct2981953682080"/>https://www.mycore.de/site/download/<text:change-end text:change-id="ct2981953682080"/><text:change-start text:change-id="ct2981953688560"/><text:span text:style-name="T20"> </text:span><text:change-end text:change-id="ct2981953688560"/><text:change-start text:change-id="ct2981953678240"/><text:span text:style-name="T20">and https://github.com/MyCoRe-Org</text:span><text:change-end text:change-id="ct2981953678240"/><text:span text:style-name="T20"><text:line-break/></text:span><text:change text:change-id="ct2981953682560"/><text:change text:change-id="ct2981953682800"/><text:change-start text:change-id="ct2981953683280"/><text:span text:style-name="T20">https://www.mycore.de/documentation/getting_started/gs_mir_install/</text:span><text:change-end text:change-id="ct2981953683280"/></text:p>
      <text:p text:style-name="P8">Functionality:<text:tab/><text:span text:style-name="T35">The </text:span>MyCoRe <text:span text:style-name="T35">framework</text:span> provides functionality of <text:span text:style-name="T36">information repositories </text:span>and publication servers. Own web applications can be developed with MyCoRe by configurations and adjustments in XML, XSL <text:span text:style-name="T3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34"> An integrated viewing tool is provided for displaying images or high-resolution illustrations. </text:span>Standards are supported for metadata (like <text:span text:style-name="T28">MODS</text:span>) and for classifications (e.g. <text:span text:style-name="T24">Dewey Decimal Classification</text:span><text:span text:style-name="T27"> DDC</text:span>). Metadata models are adaptable and ex<text:change-start text:change-id="ct2981953688320"/><text:span text:style-name="T44">­</text:span><text:change-end text:change-id="ct2981953688320"/>pandable. Persistent identifiers (URN, <text:change text:change-id="ct2981953684720"/><text:change-start text:change-id="ct2981953684480"/><text:span text:style-name="T26">DOI</text:span><text:change-end text:change-id="ct2981953684480"/>) assure permanent access to the data. Interfaces to other systems are supported such as the <text:span text:style-name="T24">Open Archives</text:span><text:change text:change-id="ct2981953675840"/><text:change-start text:change-id="ct2981953683520"/><text:span text:style-name="T24"> </text:span><text:change-end text:change-id="ct2981953683520"/><text:span text:style-name="T24">Initiative Protocol for Metadata Harvesting</text:span> (OAI-PMH), the <text:span text:style-name="T24">Simple Web-service Offering Repository Deposit</text:span> (SWORD), <text:span text:style-name="T26">REST</text:span> or search engine robots. Access to MyCoRe applications can be controlled by user and rights management <text:span text:style-name="T37">with LDAP or shibboleth. </text:span><text:span text:style-name="T24">Access Control Lists</text:span> (ACL)<text:span text:style-name="T37"> </text:span>specif<text:span text:style-name="T37">y </text:span>what operations are allowed to be performed on <text:span text:style-name="T38">metadata or </text:span>objects.<text:change-start text:change-id="ct2981953685680"/></text:p>
      <text:p text:style-name="P7"><text:span text:style-name="T42">A</text:span>pplication:<text:tab/><text:span text:style-name="T9">MIR</text:span><text:span text:style-name="T13">, </text:span><text:span text:style-name="T14">the </text:span><text:span text:style-name="T22">M</text:span><text:span text:style-name="T23">ODS</text:span><text:span text:style-name="T22"> Institutional Repository </text:span><text:span text:style-name="T31">is based on the</text:span><text:span text:style-name="T29"> MyCoRe </text:span><text:span text:style-name="T31">f</text:span><text:span text:style-name="T29">rame</text:span><text:span text:style-name="T31">­</text:span><text:span text:style-name="T29">work. </text:span><text:span text:style-name="T31">This </text:span><text:change-end text:change-id="ct2981953685680"/><text:change-start text:change-id="ct2981953683760"/><text:span text:style-name="T31">out-of-the-box software solution </text:span><text:change-end text:change-id="ct2981953683760"/><text:change-start text:change-id="ct2981953684960"/><text:span text:style-name="T31">is </text:span><text:change-end text:change-id="ct2981953684960"/><text:change-start text:change-id="ct2981953675360"/><text:span text:style-name="T31">ready for installation and use.</text:span><text:span text:style-name="T29"> </text:span><text:span text:style-name="T32">Test the demo </text:span><text:span text:style-name="T31">version</text:span><text:span text:style-name="T30">:</text:span><text:span text:style-name="T22"> </text:span><text:span text:style-name="T43">http</text:span><text:change-end text:change-id="ct2981953675360"/><text:change-start text:change-id="ct2982157113696"/><text:span text:style-name="T43">s</text:span><text:change-end text:change-id="ct2982157113696"/><text:change-start text:change-id="ct2982157107936"/><text:span text:style-name="T43">://mycore.org/mir</text:span><text:change-end text:change-id="ct2982157107936"/><text:change-start text:change-id="ct2981953678720"/><text:span text:style-name="T43"><text:line-break/>For more sample applications, see </text:span><text:change-end text:change-id="ct2981953678720"/><text:change text:change-id="ct2981915402992"/><text:change-start text:change-id="ct2981915410912"/><text:span text:style-name="T43">https://www.mycore.de/site/applications/list/</text:span><text:change-end text:change-id="ct29819154109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45b0d0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981824407808" text:id="ct2981824407808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2981824394368" text:id="ct2981824394368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2981824393408" text:id="ct2981824393408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2981824393168" text:id="ct2981824393168">
            <text:deletion>
              <office:change-info>
                <dc:creator>Wiebke Oeltjen</dc:creator>
                <dc:date>2020-01-08T16:53:52</dc:date>
              </office:change-info>
              <text:p text:style-name="Footer"><text:span text:style-name="MT5">1</text:span></text:p>
            </text:deletion>
          </text:changed-region>
          <text:changed-region xml:id="ct2981824394608" text:id="ct2981824394608">
            <text:insertion>
              <office:change-info>
                <dc:creator>Wiebke Oeltjen</dc:creator>
                <dc:date>2020-01-08T16:53:53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2981824407808"/><text:span text:style-name="MT1"> </text:span><text:span text:style-name="MT3">®</text:span><text:change-end text:change-id="ct2981824407808"/><text:span text:style-name="MT1">, 20</text:span><text:change text:change-id="ct2981824394368"/><text:change text:change-id="ct2981824393408"/><text:change text:change-id="ct2981824393168"/><text:change-start text:change-id="ct2981824394608"/><text:span text:style-name="MT6">20</text:span><text:change-end text:change-id="ct298182439460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20-04-16T15:35:36.205000000</dc:date>
    <meta:editing-duration>PT21H47M51S</meta:editing-duration>
    <meta:editing-cycles>93</meta:editing-cycles>
    <meta:generator>LibreOffice/6.2.8.2$Windows_X86_64 LibreOffice_project/f82ddfca21ebc1e222a662a32b25c0c9d20169ee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62" meta:character-count="2795" meta:non-whitespace-character-count="2437"/>
    <meta:user-defined meta:name="Info 1"/>
    <meta:user-defined meta:name="Info 2"/>
    <meta:user-defined meta:name="Info 3"/>
    <meta:user-defined meta:name="Info 4"/>
  </office:meta>
</office:document-meta>
</file>